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ose.performAction( ActionEvent 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lose.getAction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ose.doAction( Ac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ose.closeProject( Ac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lose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